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91cm"/>
    </style:style>
    <style:style style:name="co4" style:family="table-column">
      <style:table-column-properties fo:break-before="auto" style:column-width="4.292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fo:color="#000000" style:font-name="Liberation Sans"/>
    </style:style>
    <style:style style:name="ce9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nominees" table:style-name="ta1" table:print="false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vatar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Blind Side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trict 9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 Education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Hurt Locker (2008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glourious Basterds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cious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 Serious Man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(2009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in the Air (2009/I)</text:p>
          </table:table-cell>
          <table:table-cell table:style-name="ce8" office:value-type="string">
            <text:p>best movie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razy Heart (2009)</text:p>
          </table:table-cell>
          <table:table-cell table:style-name="ce8" office:value-type="string">
            <text:p>best a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in the Air (2009/I)</text:p>
          </table:table-cell>
          <table:table-cell table:style-name="ce8" office:value-type="string">
            <text:p>best a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 Single Man (2009)</text:p>
          </table:table-cell>
          <table:table-cell table:style-name="ce8" office:value-type="string">
            <text:p>best a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victus (2009)</text:p>
          </table:table-cell>
          <table:table-cell table:style-name="ce8" office:value-type="string">
            <text:p>best a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Hurt Locker (2008)</text:p>
          </table:table-cell>
          <table:table-cell table:style-name="ce8" office:value-type="string">
            <text:p>best a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vatar (2009)</text:p>
          </table:table-cell>
          <table:table-cell table:style-name="ce8" office:value-type="string">
            <text:p>dire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glourious Basterds (2009)</text:p>
          </table:table-cell>
          <table:table-cell table:style-name="ce8" office:value-type="string">
            <text:p>dire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Hurt Locker (2008)</text:p>
          </table:table-cell>
          <table:table-cell table:style-name="ce8" office:value-type="string">
            <text:p>dire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cious (2009)</text:p>
          </table:table-cell>
          <table:table-cell table:style-name="ce8" office:value-type="string">
            <text:p>dire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in the Air (2009/I)</text:p>
          </table:table-cell>
          <table:table-cell table:style-name="ce8" office:value-type="string">
            <text:p>director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Blind Side (2009)</text:p>
          </table:table-cell>
          <table:table-cell table:style-name="ce8" office:value-type="string">
            <text:p>best actress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he Last Station (2009)</text:p>
          </table:table-cell>
          <table:table-cell table:style-name="ce8" office:value-type="string">
            <text:p>best actress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 Education (2009)</text:p>
          </table:table-cell>
          <table:table-cell table:style-name="ce8" office:value-type="string">
            <text:p>best actress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cious (2009)</text:p>
          </table:table-cell>
          <table:table-cell table:style-name="ce8" office:value-type="string">
            <text:p>best actress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ulie &amp; Julia (2009)</text:p>
          </table:table-cell>
          <table:table-cell table:style-name="ce8" office:value-type="string">
            <text:p>best actress</text:p>
          </table:table-cell>
          <table:table-cell table:style-name="ce8" office:value-type="float" office:value="2010">
            <text:p>2010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he Social Network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lack Swan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e King's Speech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nception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he Kids Are All Right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27 Hours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oy Story 3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rue Grit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Winter's Bone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he Fighter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iutiful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rue Grit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he Social Network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e King's Speech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27 Hours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lack Swan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he Fighter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e King's Speech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he Social Network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rue Grit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he Kids Are All Right (2010)</text:p>
          </table:table-cell>
          <table:table-cell office:value-type="string">
            <text:p>best actress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abbit Hole (2010)</text:p>
          </table:table-cell>
          <table:table-cell office:value-type="string">
            <text:p>best actress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Winter's Bone (2010)</text:p>
          </table:table-cell>
          <table:table-cell office:value-type="string">
            <text:p>best actress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lack Swan (2010)</text:p>
          </table:table-cell>
          <table:table-cell office:value-type="string">
            <text:p>best actress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Blue Valentine (2010)</text:p>
          </table:table-cell>
          <table:table-cell office:value-type="string">
            <text:p>best actress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itional_movies" table:style-name="ta1" table:print="false">
        <table:table-column table:style-name="co3" table:default-cell-style-name="ce2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price_category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>
            <text:p>Avatar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The Blind Side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District 9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An Education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The Hurt Locker (2008)</text:p>
          </table:table-cell>
          <table:table-cell office:value-type="float" office:value="2008">
            <text:p>2008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3">
          <table:table-cell office:value-type="string">
            <text:p>Inglourious Basterds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Precious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A Serious Man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Up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Up in the Air (2009/I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razy Heart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A Single Man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Invictus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he Last Station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ulie &amp; Julia (2009)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number-columns-repeated="2"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.07.2011</text:date>, <text:time>15:3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7-07T17:01:07</meta:creation-date>
    <dc:date>2011-07-12T15:38:59</dc:date>
    <meta:editing-duration>PT00H40M22S</meta:editing-duration>
    <meta:editing-cycles>7</meta:editing-cycles>
    <meta:generator>OpenOffice.org/3.2$Unix OpenOffice.org_project/320m19$Build-9505</meta:generator>
    <dc:creator>Malte Rohde</dc:creator>
    <meta:document-statistic meta:table-count="3" meta:cell-count="201" meta:object-count="0"/>
  </office:meta>
</office:document-meta>
</file>